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0a0" officeooo:paragraph-rsid="001ec0a0"/>
    </style:style>
    <style:style style:name="T1" style:family="text">
      <style:text-properties officeooo:rsid="00203b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i586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200000</text:p>
      <text:p text:style-name="P1"/>
      <text:p text:style-name="P1">ε =</text:p>
      <text:p text:style-name="P1"><text:s text:c="3"/>1.0000e-10</text:p>
      <text:p text:style-name="P1"/>
      <text:p text:style-name="P1">Параметры сетки:</text:p>
      <text:p text:style-name="P1">n = 32</text:p>
      <text:p text:style-name="P1">k = 16</text:p>
      <text:p text:style-name="P1"/>
      <text:p text:style-name="P1">hx = 0.031250</text:p>
      <text:p text:style-name="P1">ht = 0.012500</text:p>
      <text:p text:style-name="P1"/>
      <text:p text:style-name="P1">Шаги дифференцирования/интегрирования:</text:p>
      <text:p text:style-name="P1">η = 1.000000e-03</text:p>
      <text:p text:style-name="P1">ξ = 1.000000e-04</text:p>
      <text:p text:style-name="P1"/>
      <text:p text:style-name="P1">Начальное возмущение =</text:p>
      <text:p text:style-name="P1">0.<text:span text:style-name="T1">1</text:span> * sin(<text:span text:style-name="T1">2 * </text:span>pi * x)</text:p>
      <text:p text:style-name="P1"/>
      <text:p text:style-name="P1"/>
      <text:p text:style-name="P1">Using Marquardt minimization</text:p>
      <text:p text:style-name="P1"/>
      <text:p text:style-name="P1">Iteration 0/Inf error:</text:p>
      <text:p text:style-name="P1"><text:s/>7.4720</text:p>
      <text:p text:style-name="P1"/>
      <text:p text:style-name="P1"/>
      <text:p text:style-name="P1"/>
      <text:p text:style-name="P1">Iteration 0/Inf gradient:</text:p>
      <text:p text:style-name="P1"><text:s text:c="3"/>0</text:p>
      <text:p text:style-name="P1"><text:s text:c="3"/>0</text:p>
      <text:p text:style-name="P1"><text:s text:c="3"/>0</text:p>
      <text:p text:style-name="P1"><text:soft-page-break/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/>
      <text:p text:style-name="P1">Iteration 0/Inf gradient norm:</text:p>
      <text:p text:style-name="P1">0</text:p>
      <text:p text:style-name="P1"/>
      <text:p text:style-name="P1">Всего демпферов: 1</text:p>
      <text:p text:style-name="P1"/>
      <text:p text:style-name="P1">Демпфер # 1</text:p>
      <text:p text:style-name="P1"/>
      <text:p text:style-name="P1">x_1 = 0.50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>Управляющая функция w_1(t):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><text:s text:c="3"/>0</text:p>
      <text:p text:style-name="P1"/>
      <text:p text:style-name="P1"><text:soft-page-break/>E(T) = </text:p>
      <text:p text:style-name="P1"><text:s/>7.4720</text:p>
      <text:p text:style-name="P1"/>
      <text:p text:style-name="P1">u(x, t)</text:p>
      <text:p text:style-name="P1">T = 0.000000: 0.000000 0.019509 0.038268 0.055557 0.070711 0.083147 0.092388 0.098079 0.100000 0.098079 0.092388 0.083147 0.070711 0.055557 0.038268 0.019509 0.000000 -0.019509 -0.038268 -0.055557 -0.070711 -0.083147 -0.092388 -0.098079 -0.100000 -0.098079 -0.092388 -0.083147 -0.070711 -0.055557 -0.038268 -0.019509 -0.000000 </text:p>
      <text:p text:style-name="P1">T = 0.012500: 0.000000 0.017283 0.033903 0.049219 0.062644 0.073662 0.081848 0.086890 0.088592 0.086890 0.081848 0.073662 0.062644 0.049219 0.033903 0.017283 0.000000 -0.017283 -0.033903 -0.049219 -0.062644 -0.073662 -0.081848 -0.086890 -0.088592 -0.086890 -0.081848 -0.073662 -0.062644 -0.049219 -0.033903 -0.017283 0.000000 </text:p>
      <text:p text:style-name="P1">T = 0.025000: 0.000000 0.011114 0.021802 0.031651 0.040284 0.047369 0.052634 0.055876 0.056971 0.055876 0.052634 0.047369 0.040284 0.031651 0.021802 0.011114 -0.000000 -0.011114 -0.021802 -0.031651 -0.040284 -0.047369 -0.052634 -0.055876 -0.056971 -0.055876 -0.052634 -0.047369 -0.040284 -0.031651 -0.021802 -0.011114 0.000000 </text:p>
      <text:p text:style-name="P1">T = 0.037500: 0.000000 0.002410 0.004727 0.006862 0.008733 0.010269 0.011411 0.012114 0.012351 0.012114 0.011411 0.010269 0.008733 0.006862 0.004727 0.002410 -0.000000 -0.002410 -0.004727 -0.006862 -0.008733 -0.010269 -0.011411 -0.012114 -0.012351 -0.012114 -0.011411 -0.010269 -0.008733 -0.006862 -0.004727 -0.002410 0.000000 </text:p>
      <text:p text:style-name="P1">T = 0.050000: 0.000000 -0.006845 -0.013427 -0.019493 -0.024810 -0.029174 -0.032416 -0.034413 -0.035087 -0.034413 -0.032416 -0.029174 -0.024810 -0.019493 -0.013427 -0.006845 -0.000000 0.006845 0.013427 0.019493 0.024810 0.029174 0.032416 0.034413 0.035087 0.034413 0.032416 0.029174 0.024810 0.019493 0.013427 0.006845 0.000000 </text:p>
      <text:p text:style-name="P1">T = 0.062500: 0.000000 -0.014538 -0.028517 -0.041401 -0.052693 -0.061960 -0.068847 -0.073087 -0.074519 -0.073087 -0.068847 -0.061960 -0.052693 -0.041401 -0.028517 -0.014538 -0.000000 0.014538 0.028517 0.041401 0.052693 0.061960 0.068847 0.073087 0.074519 0.073087 0.068847 0.061960 0.052693 0.041401 0.028517 0.014538 0.000000 </text:p>
      <text:p text:style-name="P1">T = 0.075000: 0.000000 -0.018914 -0.037101 -0.053862 -0.068553 -0.080610 -0.089569 -0.095086 -0.096949 -0.095086 -0.089569 -0.080610 -0.068553 -0.053862 -0.037101 -0.018914 -0.000000 0.018914 0.037101 0.053862 0.068553 0.080610 0.089569 0.095086 0.096949 0.095086 0.089569 0.080610 0.068553 0.053862 0.037101 0.018914 0.000000 </text:p>
      <text:p text:style-name="P1">T = 0.087500: 0.000000 -0.018974 -0.037219 -0.054034 -0.068773 -0.080868 -0.089856 -0.095390 -0.097259 -0.095390 -0.089856 -0.080868 -0.068773 -0.054034 -0.037219 -0.018974 -0.000000 0.018974 0.037219 0.054034 0.068773 0.080868 0.089856 0.095390 0.097259 0.095390 0.089856 0.080868 0.068773 0.054034 0.037219 0.018974 0.000000 </text:p>
      <text:p text:style-name="P1">T = 0.100000: 0.000000 -0.014706 -0.028846 -0.041878 -0.053301 -0.062675 -0.069640 -0.073930 -0.075378 -0.073930 -0.069640 -0.062675 -0.053301 -0.041878 -0.028846 -0.014706 -0.000000 0.014706 0.028846 0.041878 0.053301 0.062675 0.069640 0.073930 0.075378 0.073930 0.069640 0.062675 0.053301 0.041878 0.028846 0.014706 0.000000 </text:p>
      <text:p text:style-name="P1">T = 0.112500: 0.000000 -0.007082 -0.013891 -0.020167 -0.025667 -0.030182 -0.033536 -0.035602 -0.036299 -0.035602 -0.033536 -0.030182 -0.025667 -0.020167 -0.013891 -0.007082 -0.000000 0.007082 0.013891 0.020167 0.025667 0.030182 0.033536 0.035602 0.036299 0.035602 0.033536 0.030182 0.025667 0.020167 0.013891 0.007082 0.000000 </text:p>
      <text:p text:style-name="P1">T = 0.125000: 0.000000 0.002158 0.004233 0.006146 0.007822 0.009198 0.010220 0.010849 0.011062 0.010849 0.010220 0.009198 0.007822 0.006146 0.004233 0.002158 0.000000 -0.002158 -0.004233 -0.006146 -0.007822 -0.009198 -0.010220 -0.010849 -0.011062 -0.010849 -0.010220 -0.009198 -0.007822 -0.006146 -0.004233 -0.002158 0.000000 </text:p>
      <text:p text:style-name="P1">T = 0.137500: 0.000000 0.010905 0.021392 0.031056 0.039527 0.046479 0.051644 0.054825 <text:soft-page-break/>0.055899 0.054825 0.051644 0.046479 0.039527 0.031056 0.021392 0.010905 0.000000 -0.010905 -0.021392 -0.031056 -0.039527 -0.046479 -0.051644 -0.054825 -0.055899 -0.054825 -0.051644 -0.046479 -0.039527 -0.031056 -0.021392 -0.010905 0.000000 </text:p>
      <text:p text:style-name="P1">T = 0.150000: 0.000000 0.017165 0.033669 0.048880 0.062213 0.073155 0.081285 0.086292 0.087982 0.086292 0.081285 0.073155 0.062213 0.048880 0.033669 0.017165 0.000000 -0.017165 -0.033669 -0.048880 -0.062213 -0.073155 -0.081285 -0.086292 -0.087982 -0.086292 -0.081285 -0.073155 -0.062213 -0.048880 -0.033669 -0.017165 0.000000 </text:p>
      <text:p text:style-name="P1">T = 0.162500: 0.000000 0.019507 0.038265 0.055552 0.070705 0.083140 0.092380 0.098070 0.099992 0.098070 0.092380 0.083140 0.070705 0.055552 0.038265 0.019507 0.000000 -0.019507 -0.038265 -0.055552 -0.070705 -0.083140 -0.092380 -0.098070 -0.099992 -0.098070 -0.092380 -0.083140 -0.070705 -0.055552 -0.038265 -0.019507 0.000000 </text:p>
      <text:p text:style-name="P1">T = 0.175000: 0.000000 0.017399 0.034130 0.049549 0.063064 0.074156 0.082398 0.087473 0.089186 0.087473 0.082398 0.074156 0.063064 0.049549 0.034130 0.017399 0.000000 -0.017399 -0.034130 -0.049549 -0.063064 -0.074156 -0.082398 -0.087473 -0.089186 -0.087473 -0.082398 -0.074156 -0.063064 -0.049549 -0.034130 -0.017399 0.000000 </text:p>
      <text:p text:style-name="P1">T = 0.187500: 0.000000 0.011322 0.022208 0.032241 0.041035 0.048252 0.053615 0.056917 0.058033 0.056917 0.053615 0.048252 0.041035 0.032241 0.022208 0.011322 0.000000 -0.011322 -0.022208 -0.032241 -0.041035 -0.048252 -0.053615 -0.056917 -0.058033 -0.056917 -0.053615 -0.048252 -0.041035 -0.032241 -0.022208 -0.011322 0.000000 </text:p>
      <text:p text:style-name="P1">T = 0.200000: 0.000000 0.002661 0.005219 0.007577 0.009643 0.011339 0.012600 0.013376 0.013638 0.013376 0.012600 0.011339 0.009643 0.007577 0.005219 0.002661 0.000000 -0.002661 -0.005219 -0.007577 -0.009643 -0.011339 -0.012600 -0.013376 -0.013638 -0.013376 -0.012600 -0.011339 -0.009643 -0.007577 -0.005219 -0.002661 0.0000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0:40:10.199507638</meta:creation-date>
    <dc:date>2017-04-10T00:48:46.113526007</dc:date>
    <meta:editing-duration>PT43S</meta:editing-duration>
    <meta:editing-cycles>2</meta:editing-cycles>
    <meta:generator>LibreOffice/4.3.3.2$Linux_x86 LibreOffice_project/430m0$Build-2</meta:generator>
    <meta:document-statistic meta:table-count="0" meta:image-count="0" meta:object-count="0" meta:page-count="4" meta:paragraph-count="94" meta:word-count="820" meta:character-count="6826" meta:non-whitespace-character-count="5974"/>
  </office:meta>
</office:document-meta>
</file>